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f16" officeooo:paragraph-rsid="0012df16"/>
    </style:style>
    <style:style style:name="P2" style:family="paragraph" style:parent-style-name="Standard">
      <style:text-properties officeooo:rsid="001382c9" officeooo:paragraph-rsid="001382c9"/>
    </style:style>
    <style:style style:name="P3" style:family="paragraph" style:parent-style-name="Heading_20_2">
      <style:text-properties officeooo:rsid="0012df16" officeooo:paragraph-rsid="0012df16"/>
    </style:style>
    <style:style style:name="P4" style:family="paragraph" style:parent-style-name="Standard">
      <style:text-properties officeooo:rsid="001382c9" officeooo:paragraph-rsid="001382c9"/>
    </style:style>
    <style:style style:name="P5" style:family="paragraph" style:parent-style-name="Standard">
      <style:text-properties officeooo:rsid="0016a04a" officeooo:paragraph-rsid="0016a04a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jet devoir Python</text:p>
      <text:p text:style-name="P1"/>
      <text:p text:style-name="P1"/>
      <text:p text:style-name="P1">Voir wiki du cours Python :</text:p>
      <text:p text:style-name="P1"/>
      <text:h text:style-name="P3" text:outline-level="2">Dictionnaire</text:h>
      <text:p text:style-name="Text_20_body">On créera un système de dictionnaire avec un système de comptes utilisateurs à valider où</text:p>
      <text:list xml:id="list6893646739472666703" text:style-name="L1">
        <text:list-item>
          <text:p text:style-name="P7">une entrée = un mot </text:p>
        </text:list-item>
        <text:list-item>
          <text:p text:style-name="P7">Une fois un mot enregistré, on pourra ajouter des commentaires signés (par l'auteur) sur le mot </text:p>
        </text:list-item>
        <text:list-item>
          <text:p text:style-name="P7">Chaque commentaire peut être accompagné de plusieurs exemples (qui peuvent avoir une source en lien, un titre de source, un auteur de source) </text:p>
        </text:list-item>
        <text:list-item>
          <text:p text:style-name="P7">On supportera le markdown comme méthode d'entrée des textes libres et on le convertira en HTML à la sortie pour l'affichage </text:p>
        </text:list-item>
        <text:list-item>
          <text:p text:style-name="P7">On pourra faire une recherche dans les commentaires et les entrées du dictionnaire </text:p>
        </text:list-item>
        <text:list-item>
          <text:p text:style-name="P6">On proposera une sortie TEI simple à afficher sur une URL précise ( /entree/motdudictionnaire/xml-tei par exemple ) </text:p>
        </text:list-item>
      </text:list>
      <text:p text:style-name="P1"/>
      <text:p text:style-name="P1"/>
      <text:p text:style-name="P2">la documentation :</text:p>
      <text:p text:style-name="P2">- pour la mise en place du projet, les mises en place du projet</text:p>
      <text:p text:style-name="P2">- documenter le code (variables lisibles)</text:p>
      <text:p text:style-name="P2"/>
      <text:p text:style-name="P2">→ Installation et fonction</text:p>
      <text:p text:style-name="P2"/>
      <text:p text:style-name="P2"/>
      <text:p text:style-name="P2">COPIER COLLER MODIFIER</text:p>
      <text:p text:style-name="P2"/>
      <text:p text:style-name="P2">(En France, le langage informatique n’est pas couvert comme le langage naturel pour les questions de plagiat)</text:p>
      <text:p text:style-name="P2"/>
      <text:p text:style-name="P2"/>
      <text:p text:style-name="P2"/>
      <text:p text:style-name="P2"/>
      <text:p text:style-name="P2"/>
      <text:p text:style-name="P5">POUR CAPITAINS : </text:p>
      <text:p text:style-name="P5"/>
      <text:p text:style-name="P5">Dans le fichier DATA :</text:p>
      <text:p text:style-name="P5"><text:tab/>ID Textgroup</text:p>
      <text:p text:style-name="P5"><text:tab/><text:tab/>__cts__xml sur textgroup</text:p>
      <text:p text:style-name="P5"><text:tab/><text:tab/>IDWORK</text:p>
      <text:p text:style-name="P5"><text:tab/><text:tab/><text:tab/>éditions du ID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9:30:07.992734868</meta:creation-date>
    <dc:date>2018-02-13T15:39:28.904122375</dc:date>
    <meta:editing-duration>PT3H56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90" meta:character-count="1120" meta:non-whitespace-character-count="943"/>
  </office:meta>
</office:document-meta>
</file>